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2000000A7DF824E07F993451A.png" manifest:media-type="image/png"/>
  <manifest:file-entry manifest:full-path="Pictures/10000000000004C9000000BB84BB38976174734C.png" manifest:media-type="image/png"/>
  <manifest:file-entry manifest:full-path="Pictures/10000000000002970000013A4EB424A86FF5AC20.png" manifest:media-type="image/png"/>
  <manifest:file-entry manifest:full-path="Pictures/10000000000003BD00000026FE0CB34775B93E42.png" manifest:media-type="image/png"/>
  <manifest:file-entry manifest:full-path="Pictures/100000000000032700000029DAF267AEE57D2619.png" manifest:media-type="image/png"/>
  <manifest:file-entry manifest:full-path="Pictures/10000000000004C8000000B476CA5AD0D203F164.png" manifest:media-type="image/png"/>
  <manifest:file-entry manifest:full-path="Pictures/1000000000000556000003003541E71B6194E1AA.png" manifest:media-type="image/png"/>
  <manifest:file-entry manifest:full-path="Pictures/10000000000002E700000103C9B40BB0AB29FF8B.png" manifest:media-type="image/png"/>
  <manifest:file-entry manifest:full-path="Pictures/10000000000002B2000000974E9038D9E54C296B.png" manifest:media-type="image/png"/>
  <manifest:file-entry manifest:full-path="Pictures/1000000000000313000001B98D68BDEA9B7C7399.png" manifest:media-type="image/png"/>
  <manifest:file-entry manifest:full-path="Pictures/100000000000028D00000026ABFB9A045137674A.png" manifest:media-type="image/png"/>
  <manifest:file-entry manifest:full-path="Pictures/10000000000002AC0000002970AA6C05C8999B52.png" manifest:media-type="image/png"/>
  <manifest:file-entry manifest:full-path="Pictures/100000000000042D00000079C125F12399971706.png" manifest:media-type="image/png"/>
  <manifest:file-entry manifest:full-path="Pictures/10000000000005560000030016773B2F832CC48E.png" manifest:media-type="image/png"/>
  <manifest:file-entry manifest:full-path="Pictures/10000000000002D9000000C4C005BE241A7DDD33.png" manifest:media-type="image/png"/>
  <manifest:file-entry manifest:full-path="Pictures/10000000000002CC000000260355F6837A9DC419.png" manifest:media-type="image/png"/>
  <manifest:file-entry manifest:full-path="Pictures/10000000000002580000002CCAE098782A2B1BF1.png" manifest:media-type="image/png"/>
  <manifest:file-entry manifest:full-path="Pictures/1000000000000272000000883E8B37D1958EE97A.png" manifest:media-type="image/png"/>
  <manifest:file-entry manifest:full-path="Pictures/10000000000002B700000027A55D6B64556A7AF7.png" manifest:media-type="image/png"/>
  <manifest:file-entry manifest:full-path="Pictures/10000000000002A0000000A474963ACF791BA420.png" manifest:media-type="image/png"/>
  <manifest:file-entry manifest:full-path="Pictures/10000000000002F500000029EB4C908C9B487CD7.png" manifest:media-type="image/png"/>
  <manifest:file-entry manifest:full-path="Pictures/100000000000055600000300E1A4E826DC428F04.png" manifest:media-type="image/png"/>
  <manifest:file-entry manifest:full-path="Pictures/10000000000002A400000109B464E52C7E50191F.png" manifest:media-type="image/png"/>
  <manifest:file-entry manifest:full-path="Pictures/100000000000039300000051D560128C54AB076A.png" manifest:media-type="image/png"/>
  <manifest:file-entry manifest:full-path="Pictures/10000000000002C10000002F971ECDCCF0C08AC9.png" manifest:media-type="image/png"/>
  <manifest:file-entry manifest:full-path="Pictures/10000000000002980000002D005C47FC895E918C.png" manifest:media-type="image/png"/>
  <manifest:file-entry manifest:full-path="Pictures/10000000000003840000026F5B1E59CD6ADC8237.png" manifest:media-type="image/png"/>
  <manifest:file-entry manifest:full-path="Pictures/100000000000012D0000009B708029FEF156FC34.png" manifest:media-type="image/png"/>
  <manifest:file-entry manifest:full-path="Pictures/10000000000003B8000000A4EFCB6976508221B3.png" manifest:media-type="image/png"/>
  <manifest:file-entry manifest:full-path="Pictures/1000000000000343000000904300354BFBCBFFD7.png" manifest:media-type="image/png"/>
  <manifest:file-entry manifest:full-path="Pictures/1000000000000347000000A266D2AE0454213872.png" manifest:media-type="image/png"/>
  <manifest:file-entry manifest:full-path="Pictures/10000000000005560000030020F7A7A1A23A7BA9.png" manifest:media-type="image/png"/>
  <manifest:file-entry manifest:full-path="Pictures/100000000000011900000086F12459D37A84F5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00c" officeooo:paragraph-rsid="0014800c"/>
    </style:style>
    <style:style style:name="P2" style:family="paragraph" style:parent-style-name="Standard">
      <style:text-properties officeooo:rsid="0016144a" officeooo:paragraph-rsid="0016144a"/>
    </style:style>
    <style:style style:name="P3" style:family="paragraph" style:parent-style-name="Standard">
      <style:text-properties officeooo:rsid="0016d05b" officeooo:paragraph-rsid="0016d05b"/>
    </style:style>
    <style:style style:name="P4" style:family="paragraph" style:parent-style-name="Standard">
      <style:text-properties officeooo:rsid="001979af" officeooo:paragraph-rsid="001979af"/>
    </style:style>
    <style:style style:name="P5" style:family="paragraph" style:parent-style-name="Standard">
      <style:text-properties officeooo:rsid="001b0163" officeooo:paragraph-rsid="001b0163"/>
    </style:style>
    <style:style style:name="P6" style:family="paragraph" style:parent-style-name="Standard">
      <style:text-properties officeooo:rsid="001d6e39" officeooo:paragraph-rsid="001d6e39"/>
    </style:style>
    <style:style style:name="P7" style:family="paragraph" style:parent-style-name="Standard">
      <style:text-properties officeooo:rsid="001db53a" officeooo:paragraph-rsid="001db53a"/>
    </style:style>
    <style:style style:name="P8" style:family="paragraph" style:parent-style-name="Standard">
      <style:text-properties officeooo:rsid="001ec87e" officeooo:paragraph-rsid="001ec87e"/>
    </style:style>
    <style:style style:name="P9" style:family="paragraph" style:parent-style-name="Standard">
      <style:text-properties officeooo:rsid="0022b2c2" officeooo:paragraph-rsid="0022b2c2"/>
    </style:style>
    <style:style style:name="P10" style:family="paragraph" style:parent-style-name="Standard">
      <style:text-properties officeooo:rsid="0024756f" officeooo:paragraph-rsid="0024756f"/>
    </style:style>
    <style:style style:name="P11" style:family="paragraph" style:parent-style-name="Standard">
      <style:text-properties officeooo:rsid="00275787" officeooo:paragraph-rsid="00275787"/>
    </style:style>
    <style:style style:name="P12" style:family="paragraph" style:parent-style-name="Standard">
      <style:text-properties officeooo:rsid="002800bc" officeooo:paragraph-rsid="002800bc"/>
    </style:style>
    <style:style style:name="P13" style:family="paragraph" style:parent-style-name="Standard">
      <style:text-properties officeooo:rsid="00275787" officeooo:paragraph-rsid="00275787"/>
    </style:style>
    <style:style style:name="P14" style:family="paragraph" style:parent-style-name="Standard">
      <style:text-properties officeooo:rsid="001db53a" officeooo:paragraph-rsid="001db53a"/>
    </style:style>
    <style:style style:name="P15" style:family="paragraph" style:parent-style-name="Standard">
      <style:text-properties officeooo:rsid="002a241b" officeooo:paragraph-rsid="002a2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1)</text:p>
      <text:p text:style-name="P1"><draw:frame draw:style-name="fr1" draw:name="Image29" text:anchor-type="paragraph" svg:x="-0.6102in" svg:y="0.1583in" svg:width="8.0654in" svg:height="2.1681in" draw:z-index="28"><draw:image xlink:href="Pictures/10000000000002D9000000C4C005BE241A7DDD33.png" xlink:type="simple" xlink:show="embed" xlink:actuate="onLoad"/></draw:frame><draw:frame draw:style-name="fr1" draw:name="Image30" text:anchor-type="paragraph" svg:x="-0.7602in" svg:y="2.4953in" svg:width="8.2409in" svg:height="2.011in" draw:z-index="29"><draw:image xlink:href="Pictures/10000000000002A0000000A474963ACF791BA420.png" xlink:type="simple" xlink:show="embed" xlink:actuate="onLoad"/></draw:frame></text:p>
      <text:p text:style-name="P1"><draw:frame draw:style-name="fr1" draw:name="Image28" text:anchor-type="paragraph" svg:x="-0.7874in" svg:y="0.0362in" svg:width="8.2681in" svg:height="0.448in" draw:z-index="27"><draw:image xlink:href="Pictures/10000000000002F500000029EB4C908C9B487CD7.png" xlink:type="simple" xlink:show="embed" xlink:actuate="onLoad"/></draw:frame></text:p>
      <text:p text:style-name="P1"><draw:frame draw:style-name="fr1" draw:name="Image27" text:anchor-type="paragraph" svg:x="-0.6354in" svg:y="0.1571in" svg:width="7.3681in" svg:height="4.1417in" draw:z-index="26"><draw:image xlink:href="Pictures/100000000000055600000300E1A4E826DC428F04.png" xlink:type="simple" xlink:show="embed" xlink:actuate="onLoad"/></draw:frame></text:p>
      <text:p text:style-name="P1"><draw:frame draw:style-name="fr1" draw:name="Image1" text:anchor-type="paragraph" svg:x="0.0417in" svg:y="0.3752in" svg:width="6.6929in" svg:height="2.3327in" draw:z-index="0"><draw:image xlink:href="Pictures/10000000000002E700000103C9B40BB0AB29FF8B.png" xlink:type="simple" xlink:show="embed" xlink:actuate="onLoad"/></draw:frame><text:soft-page-break/>2)</text:p>
      <text:p text:style-name="P1"/>
      <text:p text:style-name="P1"/>
      <text:p text:style-name="P1"><draw:frame draw:style-name="fr1" draw:name="Image2" text:anchor-type="paragraph" svg:x="-0.5217in" svg:y="0.0835in" svg:width="7.5429in" svg:height="0.4382in" draw:z-index="1"><draw:image xlink:href="Pictures/100000000000028D00000026ABFB9A045137674A.png" xlink:type="simple" xlink:show="embed" xlink:actuate="onLoad"/></draw:frame></text:p>
      <text:p text:style-name="P1"><draw:frame draw:style-name="fr1" draw:name="Image9" text:anchor-type="paragraph" svg:x="-0.6882in" svg:y="0in" svg:width="8.1689in" svg:height="0.9244in" draw:z-index="8"><draw:image xlink:href="Pictures/100000000000042D00000079C125F12399971706.png" xlink:type="simple" xlink:show="embed" xlink:actuate="onLoad"/></draw:frame></text:p>
      <text:p text:style-name="P1"/>
      <text:p text:style-name="P1"/>
      <text:p text:style-name="P1"/>
      <text:p text:style-name="P1"/>
      <text:p text:style-name="P2"><draw:frame draw:style-name="fr1" draw:name="Image3" text:anchor-type="paragraph" svg:x="-0.5209in" svg:y="2.5819in" svg:width="8.0008in" svg:height="0.5866in" draw:z-index="2"><draw:image xlink:href="Pictures/10000000000002580000002CCAE098782A2B1BF1.png" xlink:type="simple" xlink:show="embed" xlink:actuate="onLoad"/></draw:frame><draw:frame draw:style-name="fr1" draw:name="Image4" text:anchor-type="paragraph" svg:x="-0.4063in" svg:y="0.5in" svg:width="7.8866in" svg:height="1.7256in" draw:z-index="3"><draw:image xlink:href="Pictures/10000000000002B2000000974E9038D9E54C296B.png" xlink:type="simple" xlink:show="embed" xlink:actuate="onLoad"/></draw:frame>3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1)</text:p>
      <text:p text:style-name="P2"/>
      <text:p text:style-name="P2"><draw:frame draw:style-name="fr1" draw:name="Image5" text:anchor-type="paragraph" svg:x="-0.5492in" svg:y="0.0854in" svg:width="8.0299in" svg:height="1.7445in" draw:z-index="4"><draw:image xlink:href="Pictures/1000000000000272000000883E8B37D1958EE97A.png" xlink:type="simple" xlink:show="embed" xlink:actuate="onLoad"/></draw:frame></text:p>
      <text:p text:style-name="P2"><draw:frame draw:style-name="fr1" draw:name="Image6" text:anchor-type="paragraph" svg:x="-0.6772in" svg:y="0in" svg:width="8.1575in" svg:height="0.4571in" draw:z-index="5"><draw:image xlink:href="Pictures/10000000000002B700000027A55D6B64556A7AF7.png" xlink:type="simple" xlink:show="embed" xlink:actuate="onLoad"/></draw:frame></text:p>
      <text:p text:style-name="P2"/>
      <text:p text:style-name="P2"/>
      <text:p text:style-name="P3">3.2)</text:p>
      <text:p text:style-name="P3"><draw:frame draw:style-name="fr1" draw:name="Image10" text:anchor-type="paragraph" svg:x="-0.802in" svg:y="0.0874in" svg:width="8.1189in" svg:height="3.1827in" draw:z-index="9"><draw:image xlink:href="Pictures/10000000000002A400000109B464E52C7E50191F.png" xlink:type="simple" xlink:show="embed" xlink:actuate="onLoad"/></draw:frame></text:p>
      <text:p text:style-name="P3"/>
      <text:p text:style-name="P3"><draw:frame draw:style-name="fr1" draw:name="Image11" text:anchor-type="paragraph" svg:x="-0.6354in" svg:y="0.0457in" svg:width="8.1161in" svg:height="0.4854in" draw:z-index="10"><draw:image xlink:href="Pictures/10000000000002AC0000002970AA6C05C8999B52.png" xlink:type="simple" xlink:show="embed" xlink:actuate="onLoad"/></draw:frame></text:p>
      <text:p text:style-name="P3"/>
      <text:p text:style-name="P3"><draw:frame draw:style-name="fr1" draw:name="Image12" text:anchor-type="paragraph" svg:x="-0.8228in" svg:y="0.0665in" svg:width="8.2681in" svg:height="0.7319in" draw:z-index="11"><draw:image xlink:href="Pictures/100000000000039300000051D560128C54AB076A.png" xlink:type="simple" xlink:show="embed" xlink:actuate="onLoad"/></draw:frame></text:p>
      <text:p text:style-name="P3"/>
      <text:p text:style-name="P3"/>
      <text:p text:style-name="P3"/>
      <text:p text:style-name="P4"><draw:frame draw:style-name="fr1" draw:name="Image7" text:anchor-type="paragraph" svg:x="-0.8134in" svg:y="1.9209in" svg:width="8.1055in" svg:height="0.5492in" draw:z-index="6"><draw:image xlink:href="Pictures/10000000000002980000002D005C47FC895E918C.png" xlink:type="simple" xlink:show="embed" xlink:actuate="onLoad"/></draw:frame><draw:frame draw:style-name="fr1" draw:name="Image8" text:anchor-type="paragraph" svg:x="-0.7083in" svg:y="0.2807in" svg:width="8.189in" svg:height="1.4102in" draw:z-index="7"><draw:image xlink:href="Pictures/10000000000003B8000000A4EFCB6976508221B3.png" xlink:type="simple" xlink:show="embed" xlink:actuate="onLoad"/></draw:frame><text:soft-page-break/>3.3)</text:p>
      <text:p text:style-name="P4"/>
      <text:p text:style-name="P4"/>
      <text:p text:style-name="P4"/>
      <text:p text:style-name="P4"/>
      <text:p text:style-name="P5"><draw:frame draw:style-name="fr1" draw:name="Image13" text:anchor-type="paragraph" svg:x="-0.8126in" svg:y="2.3126in" svg:width="8.2681in" svg:height="0.5508in" draw:z-index="12"><draw:image xlink:href="Pictures/10000000000002C10000002F971ECDCCF0C08AC9.png" xlink:type="simple" xlink:show="embed" xlink:actuate="onLoad"/></draw:frame><draw:frame draw:style-name="fr1" draw:name="Image14" text:anchor-type="paragraph" svg:x="-0.7602in" svg:y="0.4898in" svg:width="8.2409in" svg:height="1.4209in" draw:z-index="13"><draw:image xlink:href="Pictures/1000000000000343000000904300354BFBCBFFD7.png" xlink:type="simple" xlink:show="embed" xlink:actuate="onLoad"/></draw:frame>3.4)</text:p>
      <text:p text:style-name="P5"/>
      <text:p text:style-name="P5"/>
      <text:p text:style-name="P5"/>
      <text:p text:style-name="P5"/>
      <text:p text:style-name="P5"/>
      <text:p text:style-name="P6"><draw:frame draw:style-name="fr1" draw:name="Image15" text:anchor-type="paragraph" svg:x="-0.7717in" svg:y="0.4791in" svg:width="8.1575in" svg:height="1.5744in" draw:z-index="14"><draw:image xlink:href="Pictures/1000000000000347000000A266D2AE0454213872.png" xlink:type="simple" xlink:show="embed" xlink:actuate="onLoad"/></draw:frame>3.5)</text:p>
      <text:p text:style-name="P6"/>
      <text:p text:style-name="P6"/>
      <text:p text:style-name="P6"/>
      <text:p text:style-name="P6"/>
      <text:p text:style-name="P6"><draw:frame draw:style-name="fr1" draw:name="Image16" text:anchor-type="paragraph" svg:x="-0.7819in" svg:y="0.2228in" svg:width="8.1783in" svg:height="0.4335in" draw:z-index="15"><draw:image xlink:href="Pictures/10000000000002CC000000260355F6837A9DC419.png" xlink:type="simple" xlink:show="embed" xlink:actuate="onLoad"/></draw:frame></text:p>
      <text:p text:style-name="P6"/>
      <text:p text:style-name="P7"/>
      <text:p text:style-name="P7"><text:soft-page-break/></text:p>
      <text:p text:style-name="P9">4)</text:p>
      <text:p text:style-name="P7"><draw:frame draw:style-name="fr1" draw:name="Image17" text:anchor-type="paragraph" svg:x="-0.7835in" svg:y="0.1835in" svg:width="4.0937in" svg:height="1.952in" draw:z-index="16"><draw:image xlink:href="Pictures/100000000000011900000086F12459D37A84F5BB.png" xlink:type="simple" xlink:show="embed" xlink:actuate="onLoad"/></draw:frame><draw:frame draw:style-name="fr1" draw:name="Image18" text:anchor-type="paragraph" svg:x="3.4043in" svg:y="0.1835in" svg:width="3.9272in" svg:height="2.022in" draw:z-index="18"><draw:image xlink:href="Pictures/100000000000012D0000009B708029FEF156FC3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1" text:anchor-type="paragraph" svg:x="-0.5417in" svg:y="0.8154in" svg:width="6.6929in" svg:height="3.75in" draw:z-index="19"><draw:image xlink:href="Pictures/1000000000000313000001B98D68BDEA9B7C739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0" text:anchor-type="paragraph" svg:x="-0.7945in" svg:y="0.0689in" svg:width="8.0764in" svg:height="4.5402in" draw:z-index="17"><draw:image xlink:href="Pictures/10000000000005560000030020F7A7A1A23A7BA9.png" xlink:type="simple" xlink:show="embed" xlink:actuate="onLoad"/></draw:frame><text:soft-page-break/></text:p>
      <text:p text:style-name="P7"><draw:frame draw:style-name="fr1" draw:name="Image19" text:anchor-type="paragraph" svg:x="-0.7189in" svg:y="0.1646in" svg:width="8.1902in" svg:height="4.6043in" draw:z-index="20"><draw:image xlink:href="Pictures/1000000000000556000003003541E71B6194E1AA.png" xlink:type="simple" xlink:show="embed" xlink:actuate="onLoad"/></draw:frame></text:p>
      <text:p text:style-name="P7"/>
      <text:p text:style-name="P9"><text:soft-page-break/>5)</text:p>
      <text:p text:style-name="P7"><draw:frame draw:style-name="fr1" draw:name="Image22" text:anchor-type="paragraph" svg:x="-0.7189in" svg:y="0.0953in" svg:width="8.1992in" svg:height="1.2055in" draw:z-index="21"><draw:image xlink:href="Pictures/10000000000004C8000000B476CA5AD0D203F164.png" xlink:type="simple" xlink:show="embed" xlink:actuate="onLoad"/></draw:frame></text:p>
      <text:p text:style-name="P7"/>
      <text:p text:style-name="P7"><draw:frame draw:style-name="fr1" draw:name="Image23" text:anchor-type="paragraph" svg:x="-0.8335in" svg:y="0.098in" svg:width="8.2681in" svg:height="0.328in" draw:z-index="22"><draw:image xlink:href="Pictures/10000000000003BD00000026FE0CB34775B93E42.png" xlink:type="simple" xlink:show="embed" xlink:actuate="onLoad"/></draw:frame></text:p>
      <text:p text:style-name="P7"/>
      <text:p text:style-name="P7"><draw:frame draw:style-name="fr1" draw:name="Image24" text:anchor-type="paragraph" svg:x="-0.6772in" svg:y="0.05in" svg:width="7.4516in" svg:height="4.189in" draw:z-index="23"><draw:image xlink:href="Pictures/10000000000005560000030016773B2F832CC48E.png" xlink:type="simple" xlink:show="embed" xlink:actuate="onLoad"/></draw:frame></text:p>
      <text:p text:style-name="P7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6)</text:p>
      <text:p text:style-name="P7"><draw:frame draw:style-name="fr1" draw:name="Image25" text:anchor-type="paragraph" svg:x="-0.5417in" svg:y="0.102in" svg:width="7.6283in" svg:height="3.6126in" draw:z-index="24"><draw:image xlink:href="Pictures/10000000000002970000013A4EB424A86FF5AC20.png" xlink:type="simple" xlink:show="embed" xlink:actuate="onLoad"/></draw:frame></text:p>
      <text:p text:style-name="P7"><draw:frame draw:style-name="fr1" draw:name="Image26" text:anchor-type="paragraph" svg:x="-0.6457in" svg:y="0.1189in" svg:width="8.1264in" svg:height="0.4126in" draw:z-index="25"><draw:image xlink:href="Pictures/100000000000032700000029DAF267AEE57D2619.png" xlink:type="simple" xlink:show="embed" xlink:actuate="onLoad"/></draw:frame></text:p>
      <text:p text:style-name="P7"/>
      <text:p text:style-name="P7"/>
      <text:p text:style-name="P11">7)</text:p>
      <text:p text:style-name="P11"/>
      <text:p text:style-name="P11"/>
      <text:p text:style-name="P7"><draw:frame draw:style-name="fr1" draw:name="Image31" text:anchor-type="paragraph" svg:x="-0.7811in" svg:y="0in" svg:width="8.2618in" svg:height="1.261in" draw:z-index="30"><draw:image xlink:href="Pictures/10000000000004C9000000BB84BB38976174734C.png" xlink:type="simple" xlink:show="embed" xlink:actuate="onLoad"/></draw:frame></text:p>
      <text:p text:style-name="P7"/>
      <text:p text:style-name="P7"/>
      <text:p text:style-name="P15">7.1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5">8)</text:p>
      <text:p text:style-name="P15"/>
      <text:p text:style-name="P7"><draw:frame draw:style-name="fr1" draw:name="Image33" text:anchor-type="paragraph" svg:x="-0.7602in" svg:y="0.0146in" svg:width="8.2409in" svg:height="1.1917in" draw:z-index="32"><draw:image xlink:href="Pictures/1000000000000482000000A7DF824E07F993451A.png" xlink:type="simple" xlink:show="embed" xlink:actuate="onLoad"/></draw:frame></text:p>
      <text:p text:style-name="P7"/>
      <text:p text:style-name="P7"><draw:frame draw:style-name="fr1" draw:name="Image32" text:anchor-type="paragraph" svg:x="-0.6071in" svg:y="0.0453in" svg:width="7.9799in" svg:height="5.5228in" draw:z-index="31"><draw:image xlink:href="Pictures/10000000000003840000026F5B1E59CD6ADC8237.png" xlink:type="simple" xlink:show="embed" xlink:actuate="onLoad"/></draw:frame>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12:06.603715079</meta:creation-date>
    <dc:date>2017-06-05T09:28:17.955694580</dc:date>
    <meta:editing-duration>PT1H32M28S</meta:editing-duration>
    <meta:editing-cycles>16</meta:editing-cycles>
    <meta:generator>LibreOffice/5.1.6.2$Linux_X86_64 LibreOffice_project/10m0$Build-2</meta:generator>
    <meta:document-statistic meta:table-count="0" meta:image-count="33" meta:object-count="0" meta:page-count="9" meta:paragraph-count="14" meta:word-count="14" meta:character-count="40" meta:non-whitespace-character-count="40"/>
  </office:meta>
</office:document-meta>
</file>